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4.0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8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Info/Actualite-France/Economie/L-inflation-au-plus-bas-en-France-depuis-50-ans</text:p>
          </table:table-cell>
          <table:table-cell office:value-type="string">
            <text:p>content</text:p>
          </table:table-cell>
          <table:table-cell office:value-type="string">
            <text:p>view</text:p>
          </table:table-cell>
          <table:table-cell office:value-type="string">
            <text:p>vm=full&amp;coid=222&amp;v=753&amp;gid=22275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achrichten/Feuilleton/Kino/Uebersicht/Robert-Pattinson-spielt-Sohn-von-Rachel-Weisz</text:p>
          </table:table-cell>
          <table:table-cell office:value-type="string">
            <text:p>content</text:p>
          </table:table-cell>
          <table:table-cell office:value-type="string">
            <text:p>view</text:p>
          </table:table-cell>
          <table:table-cell office:value-type="string">
            <text:p>vm=full&amp;coid=2227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ooks/2009/05/13/a-homemade-life</text:p>
          </table:table-cell>
          <table:table-cell office:value-type="string">
            <text:p>mymodule</text:p>
          </table:table-cell>
          <table:table-cell office:value-type="string">
            <text:p>read</text:p>
          </table:table-cell>
          <table:table-cell office:value-type="string">
            <text:p>date=2009-05-13&amp;id=123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rts/(*)</text:p>
          </table:table-cell>
          <table:table-cell office:value-type="string">
            <text:p>artmodule</text:p>
          </table:table-cell>
          <table:table-cell office:value-type="string">
            <text:p>content</text:p>
          </table:table-cell>
          <table:table-cell office:value-type="string">
            <text:p>$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ardening/2009/05/12/how-to-have-a-star-trek-garden</text:p>
          </table:table-cell>
          <table:table-cell office:value-type="string">
            <text:p>gardening</text:p>
          </table:table-cell>
          <table:table-cell office:value-type="string">
            <text:p>fetch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7">17/05/2009</text:date>, <text:time>18:0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5-13T11:43:16</meta:creation-date>
    <dc:date>2009-05-17T18:06:19</dc:date>
    <dc:language>fr-FR</dc:language>
    <meta:editing-cycles>10</meta:editing-cycles>
    <meta:editing-duration>PT13M10S</meta:editing-duration>
    <meta:user-defined meta:name="Info 1"/>
    <meta:user-defined meta:name="Info 2"/>
    <meta:user-defined meta:name="Info 3"/>
    <meta:user-defined meta:name="Info 4"/>
    <meta:document-statistic meta:table-count="3" meta:cell-count="24"/>
  </office:meta>
</office:document-meta>
</file>